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tandard" style:family="paragraph">
      <style:text-properties fo:language="pt" fo:country="BR"/>
    </style:style>
    <style:style style:name="P4" style:parent-style-name="Standard" style:family="paragraph">
      <style:text-properties fo:language="pt" fo:country="BR"/>
    </style:style>
    <style:style style:name="P5" style:parent-style-name="Standard" style:family="paragraph">
      <style:text-properties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T14" style:parent-style-name="Fonteparág.padrão" style:family="text">
      <style:text-properties fo:language="pt" fo:country="BR"/>
    </style:style>
    <style:style style:name="T15" style:parent-style-name="Fonteparág.padrão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 fo:language="pt" fo:country="BR" style:language-complex="ar" style:country-complex="SA"/>
    </style:style>
    <style:style style:name="T16" style:parent-style-name="Fonteparág.padrão" style:family="text">
      <style:text-properties style:font-name-complex="Cascadia Mono" style:use-window-font-color="true" style:letter-kerning="false" fo:background-color="#FFFFFF" fo:language="pt" fo:country="BR" style:language-complex="ar" style:country-complex="SA"/>
    </style:style>
    <style:style style:name="T17" style:parent-style-name="Fonteparág.padrão" style:family="text">
      <style:text-properties style:font-name-complex="Cascadia Mono" style:use-window-font-color="true" style:letter-kerning="false" fo:background-color="#FFFFFF" fo:language="pt" fo:country="BR" style:language-complex="ar" style:country-complex="SA"/>
    </style:style>
    <style:style style:name="T18" style:parent-style-name="Fonteparág.padrão" style:family="text">
      <style:text-properties style:font-name-complex="Cascadia Mono" style:use-window-font-color="true" style:letter-kerning="false" fo:background-color="#FFFFFF" fo:language="pt" fo:country="BR" style:language-complex="ar" style:country-complex="SA"/>
    </style:style>
  </office:automatic-styles>
  <office:body>
    <office:text text:use-soft-page-breaks="true">
      <text:p text:style-name="P1">-Tarefas:</text:p>
      <text:p text:style-name="P2"><text:s text:c="2"/>-Colocar fluentvalidation nos requests<text:line-break/><text:s text:c="2"/>-Log de erro<text:line-break/><text:s text:c="2"/>-CORS está AllowAll apenas para teste do front</text:p>
      <text:p text:style-name="P3"/>
      <text:p text:style-name="P4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5"/>
      <text:p text:style-name="P6">O parâmetro “initialPage” será para a primeira consulta de todos os diários, quando for paginar, setar ele para false;</text:p>
      <text:p text:style-name="P7"/>
      <text:p text:style-name="P8">O browser do playwright eh instanciado apenas 1x, qualquer requisição é feita criando novos contextos, poupando memória por nao ter q abrir vários navegadores</text:p>
      <text:p text:style-name="P9"/>
      <text:p text:style-name="P10">ApiAcre:</text:p>
      <text:p text:style-name="P11">- A pagina 1 é considerada 0, ou seja, se o resultado do total de paginas for 15, é pq existem 16.<text:line-break/>– O request deve ser feito pelo ano da data, ou seja, não é possível pesquisar 2 anos diferentes nem período entre datas.</text:p>
      <text:p text:style-name="P12">- O arquivo ApiAcre-Playwirght.cs está apenas como modelo para scrap usando o Playwright</text:p>
      <text:p text:style-name="P13"/>
      <text:p text:style-name="Standard"><text:span text:style-name="T14">ApiAlagoas:</text:span><text:span text:style-name="T15"><text:s/></text:span></text:p>
      <text:p text:style-name="Standard"><text:span text:style-name="T16">-</text:span><text:span text:style-name="T17"><text:s/>D</text:span><text:span text:style-name="T18">ividir o numero de resultados por 15 pois é o numero de resultados por pagin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pe Andreoli Ferrarias</dc:creator>
    <meta:creation-date>2024-12-05T13:08:00Z</meta:creation-date>
    <dc:date>2024-12-06T13:34:00Z</dc:date>
    <meta:template xlink:href="Normal.dotm" xlink:type="simple"/>
    <meta:editing-cycles>5</meta:editing-cycles>
    <meta:editing-duration>PT26520S</meta:editing-duration>
    <meta:document-statistic meta:page-count="1" meta:paragraph-count="2" meta:word-count="168" meta:character-count="1130" meta:row-count="8" meta:non-whitespace-character-count="964"/>
  </office:meta>
</office:document-meta>
</file>